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38cm" svg:y1="0.2cm" svg:x2="0.638cm" svg:y2="2.2cm">
            <text:p/>
          </draw:line>
          <draw:line draw:style-name="gr1" draw:text-style-name="P1" draw:layer="layout" svg:x1="0.338cm" svg:y1="1.4cm" svg:x2="0.938cm" svg:y2="1.4cm">
            <text:p/>
          </draw:line>
          <draw:custom-shape draw:style-name="gr2" draw:text-style-name="P2" draw:layer="layout" svg:width="0.6cm" svg:height="0.5cm" svg:x="0.338cm" svg:y="0.9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" draw:text-style-name="P3" draw:layer="layout" svg:width="0.862cm" svg:height="0.6cm" svg:x="0.638cm" svg:y="0.4cm">
          <draw:text-box>
            <text:p><text:span text:style-name="T1">D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5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7:13:44.144000000</meta:creation-date>
    <dc:date>2021-07-04T17:15:46.971000000</dc:date>
    <meta:editing-duration>PT2M3S</meta:editing-duration>
    <meta:editing-cycles>1</meta:editing-cycles>
    <meta:generator>LibreOffice/6.4.4.2$Windows_X86_64 LibreOffice_project/3d775be2011f3886db32dfd395a6a6d1ca2630ff</meta:generator>
    <meta:document-statistic meta:object-count="5"/>
  </office:meta>
</office:document-meta>
</file>